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>
      <style:paragraph-properties fo:padding="0.0193in" fo:border="0.0008in solid #d9d9e3"/>
    </style:style>
    <style:style style:name="P4" style:family="paragraph" style:parent-style-name="Text_20_body" style:list-style-name="L1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веты для понимания и изучения темы</text:p>
      <text:p text:style-name="P1">ChatGPT</text:p>
      <text:p text:style-name="P2">ChatGPT</text:p>
      <text:p text:style-name="P3">Конечно, вот некоторые ответы для лучшего понимания и изучения JavaScript:</text:p>
      <text:list xml:id="list7081326148716113731" text:style-name="L1">
        <text:list-item>
          <text:p text:style-name="P4"><text:span text:style-name="Strong_20_Emphasis">Что такое JavaScript?</text:span> JavaScript - это высокоуровневый интерпретируемый язык программирования, который используется для создания динамических веб-страниц и управления поведением веб-приложений.</text:p>
        </text:list-item>
        <text:list-item>
          <text:p text:style-name="P4"><text:span text:style-name="Strong_20_Emphasis">Из чего состоит JavaScript?</text:span> Он состоит из синтаксических правил, типов данных, функций, операторов, объектов, массивов и других конструкций, позволяющих создавать и управлять поведением программ.</text:p>
        </text:list-item>
        <text:list-item>
          <text:p text:style-name="P4"><text:span text:style-name="Strong_20_Emphasis">Частью чего является JavaScript?</text:span> JavaScript является частью технологий фронтенд-разработки, позволяющей веб-страницам быть интерактивными и динамичными для пользователей.</text:p>
        </text:list-item>
        <text:list-item>
          <text:p text:style-name="P4"><text:span text:style-name="Strong_20_Emphasis">Какова структура JavaScript?</text:span> JavaScript имеет структуру, состоящую из инструкций (statements), функций, классов, переменных и объектов, объединенных в программу.</text:p>
        </text:list-item>
        <text:list-item>
          <text:p text:style-name="P4"><text:span text:style-name="Strong_20_Emphasis">Основные разделы JavaScript:</text:span> Основные разделы включают в себя работу с переменными, условия и циклы, функции, объекты и массивы, DOM-манипуляции, асинхронность и обработку событий.</text:p>
        </text:list-item>
        <text:list-item>
          <text:p text:style-name="P4"><text:span text:style-name="Strong_20_Emphasis">Основные компоненты JavaScript:</text:span> Компоненты включают в себя переменные, функции, объекты, массивы, классы, операторы и выражения.</text:p>
        </text:list-item>
        <text:list-item>
          <text:p text:style-name="P4"><text:span text:style-name="Strong_20_Emphasis">Основные характеристики JavaScript:</text:span> JavaScript динамичен, интерпретируем, поддерживает объектно-ориентированное и функциональное программирование, асинхронные операции, работу с DOM и многое другое.</text:p>
        </text:list-item>
        <text:list-item>
          <text:p text:style-name="P4"><text:span text:style-name="Strong_20_Emphasis">Основные знания для изучения JavaScript:</text:span> Основы алгоритмов и структур данных, понимание HTML и CSS, базовые понятия программирования.</text:p>
        </text:list-item>
        <text:list-item>
          <text:p text:style-name="P4"><text:span text:style-name="Strong_20_Emphasis">Основные принципы JavaScript:</text:span> Принципы включают в себя концепции области видимости, замыкания, наследование, прототипы объектов и асинхронное программирование.</text:p>
        </text:list-item>
        <text:list-item>
          <text:p text:style-name="P4"><text:span text:style-name="Strong_20_Emphasis">Основные правила JavaScript:</text:span> Понимание синтаксических правил, работы с переменными, использование правильных методов и инструментов для разработки.</text:p>
        </text:list-item>
        <text:list-item>
          <text:p text:style-name="P4"><text:span text:style-name="Strong_20_Emphasis">Основные проблемы JavaScript:</text:span> Частые проблемы могут быть связаны с утечками памяти, неэффективной обработкой асинхронных операций, неоптимальной работой с DOM и ошибками в логике программы.</text:p>
        </text:list-item>
        <text:list-item>
          <text:p text:style-name="P4"><text:span text:style-name="Strong_20_Emphasis">Основные трудности в изучении JavaScript:</text:span> Сложность может возникнуть из-за концепций области видимости, асинхронности, прототипного наследования и сложной структуры языка.</text:p>
        </text:list-item>
        <text:list-item>
          <text:p text:style-name="P4"><text:span text:style-name="Strong_20_Emphasis">Основные особенности JavaScript:</text:span> Это включает динамическую типизацию, возможность изменения содержания объектов во время выполнения программы, асинхронную природу и широкий спектр используемых парадигм программирования.</text:p>
        </text:list-item>
        <text:list-item>
          <text:p text:style-name="P4"><text:span text:style-name="Strong_20_Emphasis">Ключевые моменты в изучении JavaScript:</text:span> Понимание работы с функциями, объектами, использование условий и циклов, манипуляции DOM и асинхронных операций.</text:p>
        </text:list-item>
        <text:list-item>
          <text:p text:style-name="P4"><text:span text:style-name="Strong_20_Emphasis">Ключевые пункты для изучения JavaScript:</text:span> Объявление переменных, условия и циклы, функции, работа с массивами и объектами, работа с событиями и обработка <text:soft-page-break/>ошибок.</text:p>
        </text:list-item>
        <text:list-item>
          <text:p text:style-name="P4"><text:span text:style-name="Strong_20_Emphasis">Какие детали или аспекты наиболее важны:</text:span> Важны понимание работы с функциями, использование объектов, работа с DOM и понимание асинхронности.</text:p>
        </text:list-item>
        <text:list-item>
          <text:p text:style-name="P4"><text:span text:style-name="Strong_20_Emphasis">Какие части являются наиболее важными или ключевыми:</text:span> Ключевыми частями являются работа с функциями, объектами, условиями и циклами, асинхронностью и работа с DOM.</text:p>
        </text:list-item>
      </text:list>
      <text:p text:style-name="P3">Эти ответы помогут установить базовый уровень понимания и приступить к изучению JavaScript с более глубоким пониманием основных концепций и аспектов языка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4T02:39:51.48</dc:date>
    <meta:document-statistic meta:table-count="0" meta:image-count="0" meta:object-count="0" meta:page-count="2" meta:paragraph-count="22" meta:word-count="390" meta:character-count="3178"/>
    <dc:creator>Dima Wide</dc:creator>
    <meta:user-defined meta:name="Info 1"/>
    <meta:user-defined meta:name="Info 2"/>
    <meta:user-defined meta:name="Info 3"/>
    <meta:user-defined meta:name="Info 4"/>
  </office:meta>
</office:document-meta>
</file>